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C6E0B4"/>
    </style:style>
    <style:style style:name="ce4" style:family="table-cell" style:parent-style-name="Default" style:data-style-name="N15">
      <style:table-cell-properties fo:border="thin solid #000000" fo:background-color="#C6E0B4"/>
    </style:style>
    <style:style style:name="ce5" style:family="table-cell" style:parent-style-name="Default" style:data-style-name="N15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C2E0AE"/>
    </style:style>
    <style:style style:name="ce7" style:family="table-cell" style:parent-style-name="Default" style:data-style-name="N15">
      <style:table-cell-properties fo:border="thin solid #000000" fo:background-color="#C2E0AE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7.1172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8">
            <text:p>Waypoints Path1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Inde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Yaw</text:p>
          </table:table-cell>
          <table:table-cell office:value-type="string" table:style-name="ce2">
            <text:p>Remarks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916.77087402343705" table:style-name="ce4">
            <text:p>9.17E+02</text:p>
          </table:table-cell>
          <table:table-cell office:value-type="float" office:value="961.52551269531295" table:style-name="ce4">
            <text:p>9.62E+02</text:p>
          </table:table-cell>
          <table:table-cell office:value-type="float" office:value="0" table:style-name="ce4">
            <text:p>0.00E+00</text:p>
          </table:table-cell>
          <table:table-cell office:value-type="float" office:value="6.2622233567453103" table:style-name="ce4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923.356201171875" table:style-name="ce4">
            <text:p>9.23E+02</text:p>
          </table:table-cell>
          <table:table-cell office:value-type="float" office:value="961.387451171875" table:style-name="ce4">
            <text:p>9.61E+02</text:p>
          </table:table-cell>
          <table:table-cell office:value-type="float" office:value="0" table:style-name="ce4">
            <text:p>0.00E+00</text:p>
          </table:table-cell>
          <table:table-cell office:value-type="float" office:value="6.2627563875763403" table:style-name="ce4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929.90130615234398" table:style-name="ce4">
            <text:p>9.30E+02</text:p>
          </table:table-cell>
          <table:table-cell office:value-type="float" office:value="961.25372314453102" table:style-name="ce4">
            <text:p>9.61E+02</text:p>
          </table:table-cell>
          <table:table-cell office:value-type="float" office:value="0" table:style-name="ce4">
            <text:p>0.00E+00</text:p>
          </table:table-cell>
          <table:table-cell office:value-type="float" office:value="6.2642588654953402" table:style-name="ce4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937.25311279296898" table:style-name="ce4">
            <text:p>9.37E+02</text:p>
          </table:table-cell>
          <table:table-cell office:value-type="float" office:value="961.11456298828102" table:style-name="ce4">
            <text:p>9.61E+02</text:p>
          </table:table-cell>
          <table:table-cell office:value-type="float" office:value="0" table:style-name="ce4">
            <text:p>0.00E+00</text:p>
          </table:table-cell>
          <table:table-cell office:value-type="float" office:value="6.2474179833895498" table:style-name="ce4">
            <text:p>6.25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944.881103515625" table:style-name="ce4">
            <text:p>9.45E+02</text:p>
          </table:table-cell>
          <table:table-cell office:value-type="float" office:value="960.84161376953102" table:style-name="ce4">
            <text:p>9.61E+02</text:p>
          </table:table-cell>
          <table:table-cell office:value-type="float" office:value="0" table:style-name="ce4">
            <text:p>0.00E+00</text:p>
          </table:table-cell>
          <table:table-cell office:value-type="float" office:value="5.1376778428179899E-2" table:style-name="ce4">
            <text:p>5.14E-02</text:p>
          </table:table-cell>
          <table:table-cell office:value-type="string" table:style-name="ce2">
            <text:p><text:s/>There is obstacle between 5 and 6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951.11968994140602" table:style-name="ce5">
            <text:p>9.51E+02</text:p>
          </table:table-cell>
          <table:table-cell office:value-type="float" office:value="961.16241455078102" table:style-name="ce5">
            <text:p>9.61E+02</text:p>
          </table:table-cell>
          <table:table-cell office:value-type="float" office:value="0" table:style-name="ce5">
            <text:p>0.00E+00</text:p>
          </table:table-cell>
          <table:table-cell office:value-type="float" office:value="0.34559339565736602" table:style-name="ce5">
            <text:p>3.46E-01</text:p>
          </table:table-cell>
          <table:table-cell office:value-type="string" table:style-name="ce2">
            <text:p><text:s/>Once detect, change to path2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958.14959716796898" table:style-name="ce5">
            <text:p>9.58E+02</text:p>
          </table:table-cell>
          <table:table-cell office:value-type="float" office:value="963.69348144531295" table:style-name="ce5">
            <text:p>9.64E+02</text:p>
          </table:table-cell>
          <table:table-cell office:value-type="float" office:value="0" table:style-name="ce5">
            <text:p>0.00E+00</text:p>
          </table:table-cell>
          <table:table-cell office:value-type="float" office:value="0.66347158600529499" table:style-name="ce5">
            <text:p>6.63E-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964.43658447265602" table:style-name="ce5">
            <text:p>9.64E+02</text:p>
          </table:table-cell>
          <table:table-cell office:value-type="float" office:value="967.93908691406295" table:style-name="ce5">
            <text:p>9.68E+02</text:p>
          </table:table-cell>
          <table:table-cell office:value-type="float" office:value="0" table:style-name="ce5">
            <text:p>0.00E+00</text:p>
          </table:table-cell>
          <table:table-cell office:value-type="float" office:value="0.89474447745529995" table:style-name="ce5">
            <text:p>8.95E-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969.15020751953102" table:style-name="ce5">
            <text:p>9.69E+02</text:p>
          </table:table-cell>
          <table:table-cell office:value-type="float" office:value="973.62420654296898" table:style-name="ce5">
            <text:p>9.74E+02</text:p>
          </table:table-cell>
          <table:table-cell office:value-type="float" office:value="0" table:style-name="ce5">
            <text:p>0.00E+00</text:p>
          </table:table-cell>
          <table:table-cell office:value-type="float" office:value="1.2819495063426101" table:style-name="ce5">
            <text:p>1.28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971.02410888671898" table:style-name="ce5">
            <text:p>9.71E+02</text:p>
          </table:table-cell>
          <table:table-cell office:value-type="float" office:value="980.79022216796898" table:style-name="ce5">
            <text:p>9.81E+02</text:p>
          </table:table-cell>
          <table:table-cell office:value-type="float" office:value="0" table:style-name="ce5">
            <text:p>0.00E+00</text:p>
          </table:table-cell>
          <table:table-cell office:value-type="float" office:value="1.5268402409580799" table:style-name="ce5">
            <text:p>1.53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971.37969970703102" table:style-name="ce5">
            <text:p>9.71E+02</text:p>
          </table:table-cell>
          <table:table-cell office:value-type="float" office:value="988.87469482421898" table:style-name="ce5">
            <text:p>9.89E+02</text:p>
          </table:table-cell>
          <table:table-cell office:value-type="float" office:value="0" table:style-name="ce5">
            <text:p>0.00E+00</text:p>
          </table:table-cell>
          <table:table-cell office:value-type="float" office:value="1.5268402409580799" table:style-name="ce5">
            <text:p>1.53E+00</text:p>
          </table:table-cell>
          <table:table-cell table:style-name="ce2"/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8">
            <text:p>Waypoints Path2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Inde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Yaw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916.77087402343705" table:style-name="ce5">
            <text:p>9.17E+02</text:p>
          </table:table-cell>
          <table:table-cell office:value-type="float" office:value="961.52551269531295" table:style-name="ce5">
            <text:p>9.62E+02</text:p>
          </table:table-cell>
          <table:table-cell office:value-type="float" office:value="0" table:style-name="ce5">
            <text:p>0.00E+00</text:p>
          </table:table-cell>
          <table:table-cell office:value-type="float" office:value="6.2622233567453103" table:style-name="ce5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923.356201171875" table:style-name="ce5">
            <text:p>9.23E+02</text:p>
          </table:table-cell>
          <table:table-cell office:value-type="float" office:value="961.387451171875" table:style-name="ce5">
            <text:p>9.61E+02</text:p>
          </table:table-cell>
          <table:table-cell office:value-type="float" office:value="0" table:style-name="ce5">
            <text:p>0.00E+00</text:p>
          </table:table-cell>
          <table:table-cell office:value-type="float" office:value="6.2627563875763403" table:style-name="ce5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929.90130615234398" table:style-name="ce5">
            <text:p>9.30E+02</text:p>
          </table:table-cell>
          <table:table-cell office:value-type="float" office:value="961.25372314453102" table:style-name="ce5">
            <text:p>9.61E+02</text:p>
          </table:table-cell>
          <table:table-cell office:value-type="float" office:value="0" table:style-name="ce5">
            <text:p>0.00E+00</text:p>
          </table:table-cell>
          <table:table-cell office:value-type="float" office:value="6.2642588654953402" table:style-name="ce5">
            <text:p>6.2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937.25311279296898" table:style-name="ce5">
            <text:p>9.37E+02</text:p>
          </table:table-cell>
          <table:table-cell office:value-type="float" office:value="961.11456298828102" table:style-name="ce5">
            <text:p>9.61E+02</text:p>
          </table:table-cell>
          <table:table-cell office:value-type="float" office:value="0" table:style-name="ce5">
            <text:p>0.00E+00</text:p>
          </table:table-cell>
          <table:table-cell office:value-type="float" office:value="6.2474179833895498" table:style-name="ce5">
            <text:p>6.25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944.881103515625" table:style-name="ce5">
            <text:p>9.45E+02</text:p>
          </table:table-cell>
          <table:table-cell office:value-type="float" office:value="960.84161376953102" table:style-name="ce5">
            <text:p>9.61E+02</text:p>
          </table:table-cell>
          <table:table-cell office:value-type="float" office:value="0" table:style-name="ce5">
            <text:p>0.00E+00</text:p>
          </table:table-cell>
          <table:table-cell office:value-type="float" office:value="5.1376778428179899E-2" table:style-name="ce5">
            <text:p>5.14E-02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950.830810546875" table:style-name="ce7">
            <text:p>9.51E+02</text:p>
          </table:table-cell>
          <table:table-cell office:value-type="float" office:value="959.79962158203102" table:style-name="ce7">
            <text:p>9.60E+02</text:p>
          </table:table-cell>
          <table:table-cell office:value-type="float" office:value="0" table:style-name="ce7">
            <text:p>0.00E+00</text:p>
          </table:table-cell>
          <table:table-cell office:value-type="float" office:value="0.25543712872262597" table:style-name="ce7">
            <text:p>2.55E-01</text:p>
          </table:table-cell>
          <table:table-cell office:value-type="string" table:style-name="ce2">
            <text:p>Bus changes waypoint path from point 6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956.61431884765602" table:style-name="ce7">
            <text:p>9.57E+02</text:p>
          </table:table-cell>
          <table:table-cell office:value-type="float" office:value="961.30993652343705" table:style-name="ce7">
            <text:p>9.61E+02</text:p>
          </table:table-cell>
          <table:table-cell office:value-type="float" office:value="0" table:style-name="ce7">
            <text:p>0.00E+00</text:p>
          </table:table-cell>
          <table:table-cell office:value-type="float" office:value="0.52097514521966404" table:style-name="ce7">
            <text:p>5.21E-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963.09777832031295" table:style-name="ce7">
            <text:p>9.63E+02</text:p>
          </table:table-cell>
          <table:table-cell office:value-type="float" office:value="965.030517578125" table:style-name="ce7">
            <text:p>9.65E+02</text:p>
          </table:table-cell>
          <table:table-cell office:value-type="float" office:value="0" table:style-name="ce7">
            <text:p>0.00E+00</text:p>
          </table:table-cell>
          <table:table-cell office:value-type="float" office:value="0.75707829546462602" table:style-name="ce7">
            <text:p>7.57E-01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969.24957275390602" table:style-name="ce7">
            <text:p>9.69E+02</text:p>
          </table:table-cell>
          <table:table-cell office:value-type="float" office:value="970.84338378906295" table:style-name="ce7">
            <text:p>9.71E+02</text:p>
          </table:table-cell>
          <table:table-cell office:value-type="float" office:value="0" table:style-name="ce7">
            <text:p>0.00E+00</text:p>
          </table:table-cell>
          <table:table-cell office:value-type="float" office:value="1.1597306333516" table:style-name="ce7">
            <text:p>1.16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972.25079345703102" table:style-name="ce7">
            <text:p>9.72E+02</text:p>
          </table:table-cell>
          <table:table-cell office:value-type="float" office:value="977.728515625" table:style-name="ce7">
            <text:p>9.78E+02</text:p>
          </table:table-cell>
          <table:table-cell office:value-type="float" office:value="0" table:style-name="ce7">
            <text:p>0.00E+00</text:p>
          </table:table-cell>
          <table:table-cell office:value-type="float" office:value="1.4746071163330201" table:style-name="ce7">
            <text:p>1.47E+00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973.22174072265602" table:style-name="ce7">
            <text:p>9.73E+02</text:p>
          </table:table-cell>
          <table:table-cell office:value-type="float" office:value="987.79150390625" table:style-name="ce7">
            <text:p>9.88E+02</text:p>
          </table:table-cell>
          <table:table-cell office:value-type="float" office:value="0" table:style-name="ce7">
            <text:p>0.00E+00</text:p>
          </table:table-cell>
          <table:table-cell office:value-type="float" office:value="1.4746071163330201" table:style-name="ce7">
            <text:p>1.47E+00</text:p>
          </table:table-cell>
          <table:table-cell table:style-name="ce2"/>
          <table:table-cell table:number-columns-repeated="16378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erianguest</dc:creator>
    <meta:creation-date>2021-02-05T14:38:01Z</meta:creation-date>
    <dc:date>2021-02-11T03:39:13Z</dc:date>
    <meta:editing-cycles>3</meta:editing-cycles>
    <meta:editing-duration>PT601S</meta:editing-duration>
  </office:meta>
</office:document-meta>
</file>